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7" office:value-type="string" calcext:value-type="string">
              <text:p>R$</text:p>
            </table:table-cell>
            <table:table-cell table:style-name="ce40"/>
            <table:table-cell table:style-name="ce42" office:value-type="string" calcext:value-type="string">
              <text:p>PAGO</text:p>
            </table:table-cell>
            <table:table-cell table:style-name="ce37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6" office:value-type="string" calcext:value-type="string">
              <text:p>SALDO DEVEDOR</text:p>
            </table:table-cell>
            <table:table-cell table:style-name="ce48" office:value-type="string" calcext:value-type="string">
              <text:p>OBS.:</text:p>
            </table:table-cell>
            <table:table-cell table:style-name="ce51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33 - mens. 08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6 - mens. 09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9 - mens. 10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1-08" calcext:value-type="date">
            <text:p>08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72 - mens. 11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5 - mens. 12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8 - mens. 01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2-10" calcext:value-type="date">
            <text:p>10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11 - mens. 02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5 - mens. 03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4-09" calcext:value-type="date">
            <text:p>0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9 - mens. 04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5-08" calcext:value-type="date">
            <text:p>08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53 - mens. 05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6-09" calcext:value-type="date">
            <text:p>09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7 - mens. 06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81 - mens. 07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8-08" calcext:value-type="date">
            <text:p>08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5 - mens. 08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9-08" calcext:value-type="date">
            <text:p>08/09/2025</text:p>
          </table:table-cell>
          <table:table-cell table:style-name="ce47" table:formula="of:=[.C14]-[.F1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4])" office:value-type="float" office:value="0" calcext:value-type="float">
            <text:p>-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30:36.628777700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9-17">00/00/0000</text:date></text:span><text:span text:style-name="MT6"><text:s/>- </text:span><text:span text:style-name="MT6"><text:time style:data-style-name="N2" text:time-value="09:30:36.634411900">00:00:00</text:time></text:span><text:span text:style-name="MT6"><text:s/></text:span></text:p>
        </style:region-center>
        <style:region-right>
          <text:p><text:span text:style-name="MT3">Tech System Sol. Informática Ltda. - ME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<text:span text:style-name="MT9">rickrhn@terra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30:36.643407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09-17T09:31:16.784726600</dc:date>
    <dc:language>pt-PT</dc:language>
    <meta:editing-cycles>687</meta:editing-cycles>
    <meta:editing-duration>PT21H10M19S</meta:editing-duration>
    <meta:document-statistic meta:table-count="1" meta:cell-count="116" meta:object-count="0"/>
    <meta:user-defined meta:name="Info 0"/>
    <meta:user-defined meta:name="Info 1"/>
    <meta:user-defined meta:name="Info 2"/>
    <meta:user-defined meta:name="Info 3"/>
  </office:meta>
</office:document-meta>
</file>